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ARQUI CAXI, LUZMI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0902110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9222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ARQUI CAXI, LUZMI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090211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5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4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77.1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708.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708.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7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4T14:51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